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file for Cypress Mer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 Wilkinson</meta:initial-creator>
    <meta:creation-date>2022-10-31T13:06:51</meta:creation-date>
    <meta:document-statistic meta:table-count="0" meta:image-count="0" meta:object-count="0" meta:page-count="1" meta:paragraph-count="1" meta:word-count="5" meta:character-count="27"/>
    <dc:date>2022-10-31T13:08:08</dc:date>
    <dc:creator>Phil Wilkinson</dc:creator>
    <meta:editing-duration>PT1M18S</meta:editing-duration>
    <meta:editing-cycles>1</meta:editing-cycles>
    <meta:generator>OpenOffice/4.1.3$Unix OpenOffice.org_project/413m1$Build-9783</meta:generator>
  </office:meta>
</office:document-meta>
</file>